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2208in" table:align="left"/>
    </style:style>
    <style:style style:name="Table1.A" style:family="table-column">
      <style:table-column-properties style:column-width="0.584in"/>
    </style:style>
    <style:style style:name="Table1.B" style:family="table-column">
      <style:table-column-properties style:column-width="0.7264in"/>
    </style:style>
    <style:style style:name="Table1.C" style:family="table-column">
      <style:table-column-properties style:column-width="1.910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666in" table:align="left"/>
    </style:style>
    <style:style style:name="Table2.A" style:family="table-column">
      <style:table-column-properties style:column-width="0.6396in"/>
    </style:style>
    <style:style style:name="Table2.B" style:family="table-column">
      <style:table-column-properties style:column-width="1.026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5688in" table:align="left"/>
    </style:style>
    <style:style style:name="Table3.A" style:family="table-column">
      <style:table-column-properties style:column-width="0.7556in"/>
    </style:style>
    <style:style style:name="Table3.B" style:family="table-column">
      <style:table-column-properties style:column-width="0.813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8833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0.7451in"/>
    </style:style>
    <style:style style:name="Table4.C" style:family="table-column">
      <style:table-column-properties style:column-width="1.193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8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7451in"/>
    </style:style>
    <style:style style:name="Table5.C" style:family="table-column">
      <style:table-column-properties style:column-width="1.109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8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7451in"/>
    </style:style>
    <style:style style:name="Table6.C" style:family="table-column">
      <style:table-column-properties style:column-width="1.1097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lution</text:p>
      <text:h text:style-name="Heading_20_1" text:outline-level="1">1. Network Topology Design</text:h>
      <text:p text:style-name="Text_20_body"><text:span text:style-name="Strong_20_Emphasis"/></text:p>
      <text:p text:style-name="Text_20_body"><text:span text:style-name="Strong_20_Emphasis">Server Room (3rd Floor – IT Department)</text:span><text:line-break/>There will be <text:span text:style-name="Strong_20_Emphasis">3 routers connected with serial cables (triangle)</text:span></text:p>
      <text:p text:style-name="Text_20_body"><text:span text:style-name="Strong_20_Emphasis"/></text:p>
      <text:section text:style-name="Sect1" text:name="code-block-viewer">
        <text:p text:style-name="P1"><text:s text:c="8"/>R1</text:p>
        <text:p text:style-name="Preformatted_20_Text"><text:s text:c="7"/>/ <text:s/>\</text:p>
        <text:p text:style-name="Preformatted_20_Text"><text:s text:c="3"/>R2 ------ R3</text:p>
      </text:section>
      <text:p text:style-name="Text_20_body"/>
      <text:p text:style-name="Text_20_body">Router purpose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outer</text:p>
            </table:table-cell>
            <table:table-cell table:style-name="Table1.A1" office:value-type="string">
              <text:p text:style-name="Table_20_Heading">Floor</text:p>
            </table:table-cell>
            <table:table-cell table:style-name="Table1.A1" office:value-type="string">
              <text:p text:style-name="Table_20_Heading">Departments</text:p>
            </table:table-cell>
          </table:table-row>
        </table:table-header-rows>
        <table:table-row>
          <table:table-cell table:style-name="Table1.A1" office:value-type="string">
            <text:p text:style-name="Table_20_Contents">R1</text:p>
          </table:table-cell>
          <table:table-cell table:style-name="Table1.A1" office:value-type="string">
            <text:p text:style-name="Table_20_Contents">1st Floor</text:p>
          </table:table-cell>
          <table:table-cell table:style-name="Table1.A1" office:value-type="string">
            <text:p text:style-name="Table_20_Contents">Reception, Store, Logistics</text:p>
          </table:table-cell>
        </table:table-row>
        <table:table-row>
          <table:table-cell table:style-name="Table1.A1" office:value-type="string">
            <text:p text:style-name="Table_20_Contents">R2</text:p>
          </table:table-cell>
          <table:table-cell table:style-name="Table1.A1" office:value-type="string">
            <text:p text:style-name="Table_20_Contents">2nd Floor</text:p>
          </table:table-cell>
          <table:table-cell table:style-name="Table1.A1" office:value-type="string">
            <text:p text:style-name="Table_20_Contents">Finance, HR, Sales</text:p>
          </table:table-cell>
        </table:table-row>
        <table:table-row>
          <table:table-cell table:style-name="Table1.A1" office:value-type="string">
            <text:p text:style-name="Table_20_Contents">R3</text:p>
          </table:table-cell>
          <table:table-cell table:style-name="Table1.A1" office:value-type="string">
            <text:p text:style-name="Table_20_Contents">3rd Floor</text:p>
          </table:table-cell>
          <table:table-cell table:style-name="Table1.A1" office:value-type="string">
            <text:p text:style-name="Table_20_Contents">IT, Admin</text:p>
          </table:table-cell>
        </table:table-row>
      </table:table>
      <text:p text:style-name="Text_20_body"/>
      <text:p text:style-name="Text_20_body">Each floor has:</text:p>
      <text:list text:style-name="L1">
        <text:list-item>
          <text:p text:style-name="P2"><text:span text:style-name="Strong_20_Emphasis">1 Switch</text:span></text:p>
        </text:list-item>
        <text:list-item>
          <text:p text:style-name="P2"><text:span text:style-name="Strong_20_Emphasis">1 Wireless Router / Access Point</text:span></text:p>
        </text:list-item>
        <text:list-item>
          <text:p text:style-name="P2"><text:span text:style-name="Strong_20_Emphasis">Department PCs</text:span></text:p>
        </text:list-item>
        <text:list-item>
          <text:p text:style-name="P2"><text:span text:style-name="Strong_20_Emphasis">1 Printer per department</text:span></text:p>
        </text:list-item>
      </text:list>
      <text:h text:style-name="Heading_20_1" text:outline-level="1">2. Router-to-Router Networks (/30)</text:h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Link</text:p>
            </table:table-cell>
            <table:table-cell table:style-name="Table2.A1" office:value-type="string">
              <text:p text:style-name="Table_20_Heading">Network</text:p>
            </table:table-cell>
          </table:table-row>
        </table:table-header-rows>
        <table:table-row>
          <table:table-cell table:style-name="Table2.A1" office:value-type="string">
            <text:p text:style-name="Table_20_Contents">R1 – R2</text:p>
          </table:table-cell>
          <table:table-cell table:style-name="Table2.A1" office:value-type="string">
            <text:p text:style-name="Table_20_Contents">10.10.10.0/30</text:p>
          </table:table-cell>
        </table:table-row>
        <table:table-row>
          <table:table-cell table:style-name="Table2.A1" office:value-type="string">
            <text:p text:style-name="Table_20_Contents">R2 – R3</text:p>
          </table:table-cell>
          <table:table-cell table:style-name="Table2.A1" office:value-type="string">
            <text:p text:style-name="Table_20_Contents">10.10.10.4/30</text:p>
          </table:table-cell>
        </table:table-row>
        <table:table-row>
          <table:table-cell table:style-name="Table2.A1" office:value-type="string">
            <text:p text:style-name="Table_20_Contents">R1 – R3</text:p>
          </table:table-cell>
          <table:table-cell table:style-name="Table2.A1" office:value-type="string">
            <text:p text:style-name="Table_20_Contents">10.10.10.8/30</text:p>
          </table:table-cell>
        </table:table-row>
      </table:table>
      <text:p text:style-name="Text_20_body"/>
      <text:p text:style-name="Text_20_body">Example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Interface</text:p>
            </table:table-cell>
            <table:table-cell table:style-name="Table3.A1" office:value-type="string">
              <text:p text:style-name="Table_20_Heading">IP</text:p>
            </table:table-cell>
          </table:table-row>
        </table:table-header-rows>
        <table:table-row>
          <table:table-cell table:style-name="Table3.A1" office:value-type="string">
            <text:p text:style-name="Table_20_Contents">R1 S0/0/0</text:p>
          </table:table-cell>
          <table:table-cell table:style-name="Table3.A1" office:value-type="string">
            <text:p text:style-name="Table_20_Contents">10.10.10.1</text:p>
          </table:table-cell>
        </table:table-row>
        <table:table-row>
          <table:table-cell table:style-name="Table3.A1" office:value-type="string">
            <text:p text:style-name="Table_20_Contents">R2 S0/0/0</text:p>
          </table:table-cell>
          <table:table-cell table:style-name="Table3.A1" office:value-type="string">
            <text:p text:style-name="Table_20_Contents">10.10.10.2</text:p>
          </table:table-cell>
        </table:table-row>
      </table:table>
      <text:p text:style-name="Text_20_body">R2 S0/0/1 | 10.10.10.5 |<text:line-break/>R3 S0/0/0 | 10.10.10.6 |</text:p>
      <text:p text:style-name="Text_20_body"><text:soft-page-break/>R1 S0/0/1 | 10.10.10.9 |<text:line-break/>R3 S0/0/1 | 10.10.10.10 |</text:p>
      <text:h text:style-name="Heading_20_1" text:outline-level="1">3. VLAN &amp; Subnet Design</text:h>
      <text:h text:style-name="Heading_20_3" text:outline-level="3">1st Floor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Department</text:p>
            </table:table-cell>
            <table:table-cell table:style-name="Table4.A1" office:value-type="string">
              <text:p text:style-name="Table_20_Heading">VLAN</text:p>
            </table:table-cell>
            <table:table-cell table:style-name="Table4.A1" office:value-type="string">
              <text:p text:style-name="Table_20_Heading">Network</text:p>
            </table:table-cell>
          </table:table-row>
        </table:table-header-rows>
        <table:table-row>
          <table:table-cell table:style-name="Table4.A1" office:value-type="string">
            <text:p text:style-name="Table_20_Contents">Reception</text:p>
          </table:table-cell>
          <table:table-cell table:style-name="Table4.A1" office:value-type="string">
            <text:p text:style-name="Table_20_Contents">VLAN 80</text:p>
          </table:table-cell>
          <table:table-cell table:style-name="Table4.A1" office:value-type="string">
            <text:p text:style-name="Table_20_Contents">192.168.80.0/24</text:p>
          </table:table-cell>
        </table:table-row>
        <table:table-row>
          <table:table-cell table:style-name="Table4.A1" office:value-type="string">
            <text:p text:style-name="Table_20_Contents">Store</text:p>
          </table:table-cell>
          <table:table-cell table:style-name="Table4.A1" office:value-type="string">
            <text:p text:style-name="Table_20_Contents">VLAN 70</text:p>
          </table:table-cell>
          <table:table-cell table:style-name="Table4.A1" office:value-type="string">
            <text:p text:style-name="Table_20_Contents">192.168.70.0/24</text:p>
          </table:table-cell>
        </table:table-row>
        <table:table-row>
          <table:table-cell table:style-name="Table4.A1" office:value-type="string">
            <text:p text:style-name="Table_20_Contents">Logistics</text:p>
          </table:table-cell>
          <table:table-cell table:style-name="Table4.A1" office:value-type="string">
            <text:p text:style-name="Table_20_Contents">VLAN 60</text:p>
          </table:table-cell>
          <table:table-cell table:style-name="Table4.A1" office:value-type="string">
            <text:p text:style-name="Table_20_Contents">192.168.60.0/24</text:p>
          </table:table-cell>
        </table:table-row>
      </table:table>
      <text:h text:style-name="Heading_20_3" text:outline-level="3">2nd Floor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Department</text:p>
            </table:table-cell>
            <table:table-cell table:style-name="Table5.A1" office:value-type="string">
              <text:p text:style-name="Table_20_Heading">VLAN</text:p>
            </table:table-cell>
            <table:table-cell table:style-name="Table5.A1" office:value-type="string">
              <text:p text:style-name="Table_20_Heading">Network</text:p>
            </table:table-cell>
          </table:table-row>
        </table:table-header-rows>
        <table:table-row>
          <table:table-cell table:style-name="Table5.A1" office:value-type="string">
            <text:p text:style-name="Table_20_Contents">Finance</text:p>
          </table:table-cell>
          <table:table-cell table:style-name="Table5.A1" office:value-type="string">
            <text:p text:style-name="Table_20_Contents">VLAN 50</text:p>
          </table:table-cell>
          <table:table-cell table:style-name="Table5.A1" office:value-type="string">
            <text:p text:style-name="Table_20_Contents">192.168.5.0/24</text:p>
          </table:table-cell>
        </table:table-row>
        <table:table-row>
          <table:table-cell table:style-name="Table5.A1" office:value-type="string">
            <text:p text:style-name="Table_20_Contents">HR</text:p>
          </table:table-cell>
          <table:table-cell table:style-name="Table5.A1" office:value-type="string">
            <text:p text:style-name="Table_20_Contents">VLAN 40</text:p>
          </table:table-cell>
          <table:table-cell table:style-name="Table5.A1" office:value-type="string">
            <text:p text:style-name="Table_20_Contents">192.168.4.0/24</text:p>
          </table:table-cell>
        </table:table-row>
        <table:table-row>
          <table:table-cell table:style-name="Table5.A1" office:value-type="string">
            <text:p text:style-name="Table_20_Contents">Sales</text:p>
          </table:table-cell>
          <table:table-cell table:style-name="Table5.A1" office:value-type="string">
            <text:p text:style-name="Table_20_Contents">VLAN 30</text:p>
          </table:table-cell>
          <table:table-cell table:style-name="Table5.A1" office:value-type="string">
            <text:p text:style-name="Table_20_Contents">192.168.3.0/24</text:p>
          </table:table-cell>
        </table:table-row>
      </table:table>
      <text:h text:style-name="Heading_20_3" text:outline-level="3">3rd Floor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Department</text:p>
            </table:table-cell>
            <table:table-cell table:style-name="Table6.A1" office:value-type="string">
              <text:p text:style-name="Table_20_Heading">VLAN</text:p>
            </table:table-cell>
            <table:table-cell table:style-name="Table6.A1" office:value-type="string">
              <text:p text:style-name="Table_20_Heading">Network</text:p>
            </table:table-cell>
          </table:table-row>
        </table:table-header-rows>
        <table:table-row>
          <table:table-cell table:style-name="Table6.A1" office:value-type="string">
            <text:p text:style-name="Table_20_Contents">Admin</text:p>
          </table:table-cell>
          <table:table-cell table:style-name="Table6.A1" office:value-type="string">
            <text:p text:style-name="Table_20_Contents">VLAN 20</text:p>
          </table:table-cell>
          <table:table-cell table:style-name="Table6.A1" office:value-type="string">
            <text:p text:style-name="Table_20_Contents">192.168.2.0/24</text:p>
          </table:table-cell>
        </table:table-row>
        <table:table-row>
          <table:table-cell table:style-name="Table6.A1" office:value-type="string">
            <text:p text:style-name="Table_20_Contents">IT</text:p>
          </table:table-cell>
          <table:table-cell table:style-name="Table6.A1" office:value-type="string">
            <text:p text:style-name="Table_20_Contents">VLAN 10</text:p>
          </table:table-cell>
          <table:table-cell table:style-name="Table6.A1" office:value-type="string">
            <text:p text:style-name="Table_20_Contents">192.168.1.0/24</text:p>
          </table:table-cell>
        </table:table-row>
      </table:table>
      <text:h text:style-name="Heading_20_1" text:outline-level="1"/>
      <text:h text:style-name="Heading_20_1" text:outline-level="1">4. Switch VLAN Configuration (Example Floor 1)</text:h>
      <text:p text:style-name="Text_20_body"/>
      <text:section text:style-name="Sect1" text:name="Section1">
        <text:p text:style-name="P1"><text:bookmark text:name="code-block-viewer"/>enable</text:p>
        <text:p text:style-name="Preformatted_20_Text">configure terminal</text:p>
        <text:p text:style-name="Preformatted_20_Text">vlan 80</text:p>
        <text:p text:style-name="Preformatted_20_Text">name RECEPTION</text:p>
        <text:p text:style-name="Preformatted_20_Text">vlan 70</text:p>
        <text:p text:style-name="Preformatted_20_Text">name STORE</text:p>
        <text:p text:style-name="Preformatted_20_Text">vlan 60</text:p>
        <text:p text:style-name="Preformatted_20_Text">name LOGISTICS</text:p>
      </text:section>
      <text:p text:style-name="Text_20_body"/>
      <text:p text:style-name="Text_20_body">Assign ports:</text:p>
      <text:p text:style-name="Text_20_body"/>
      <text:section text:style-name="Sect1" text:name="Section2">
        <text:p text:style-name="P1"><text:bookmark text:name="code-block-viewer Copy 1"/>interface fa0/1</text:p>
        <text:p text:style-name="Preformatted_20_Text">switchport mode access</text:p>
        <text:p text:style-name="Preformatted_20_Text">switchport access vlan 80</text:p>
        <text:p text:style-name="Preformatted_20_Text">interface fa0/2</text:p>
        <text:p text:style-name="Preformatted_20_Text">switchport mode access</text:p>
        <text:p text:style-name="Preformatted_20_Text">switchport access vlan 70</text:p>
        <text:p text:style-name="Preformatted_20_Text"><text:soft-page-break/>interface fa0/3</text:p>
        <text:p text:style-name="Preformatted_20_Text">switchport mode access</text:p>
        <text:p text:style-name="Preformatted_20_Text">switchport access vlan 60</text:p>
      </text:section>
      <text:p text:style-name="Text_20_body"/>
      <text:p text:style-name="Text_20_body">Trunk to router:</text:p>
      <text:p text:style-name="Text_20_body"/>
      <text:section text:style-name="Sect1" text:name="Section3">
        <text:p text:style-name="P1"><text:bookmark text:name="code-block-viewer Copy 2"/>interface fa0/24</text:p>
        <text:p text:style-name="Preformatted_20_Text">switchport mode trunk</text:p>
      </text:section>
      <text:h text:style-name="Heading_20_1" text:outline-level="1">5. Router-on-a-Stick (Example Router R1)</text:h>
      <text:p text:style-name="Text_20_body"/>
      <text:section text:style-name="Sect1" text:name="Section4">
        <text:p text:style-name="P1"><text:bookmark text:name="code-block-viewer Copy 3"/>enable</text:p>
        <text:p text:style-name="Preformatted_20_Text">conf t</text:p>
        <text:p text:style-name="Preformatted_20_Text">interface g0/0</text:p>
        <text:p text:style-name="Preformatted_20_Text">no shutdown</text:p>
      </text:section>
      <text:h text:style-name="Heading_20_3" text:outline-level="3">Reception</text:h>
      <text:p text:style-name="Text_20_body"/>
      <text:section text:style-name="Sect1" text:name="Section5">
        <text:p text:style-name="P1"><text:bookmark text:name="code-block-viewer Copy 4"/>interface g0/0.80</text:p>
        <text:p text:style-name="Preformatted_20_Text">encapsulation dot1Q 80</text:p>
        <text:p text:style-name="Preformatted_20_Text">ip address 192.168.80.1 255.255.255.0</text:p>
      </text:section>
      <text:h text:style-name="Heading_20_3" text:outline-level="3">Store</text:h>
      <text:p text:style-name="Text_20_body"/>
      <text:section text:style-name="Sect1" text:name="Section6">
        <text:p text:style-name="P1"><text:bookmark text:name="code-block-viewer Copy 5"/>interface g0/0.70</text:p>
        <text:p text:style-name="Preformatted_20_Text">encapsulation dot1Q 70</text:p>
        <text:p text:style-name="Preformatted_20_Text">ip address 192.168.70.1 255.255.255.0</text:p>
      </text:section>
      <text:h text:style-name="Heading_20_3" text:outline-level="3">Logistics</text:h>
      <text:p text:style-name="Text_20_body"/>
      <text:section text:style-name="Sect1" text:name="Section7">
        <text:p text:style-name="P1"><text:bookmark text:name="code-block-viewer Copy 6"/>interface g0/0.60</text:p>
        <text:p text:style-name="Preformatted_20_Text">encapsulation dot1Q 60</text:p>
        <text:p text:style-name="Preformatted_20_Text">ip address 192.168.60.1 255.255.255.0</text:p>
      </text:section>
      <text:h text:style-name="Heading_20_1" text:outline-level="1">6. Serial Interface Configuration</text:h>
      <text:p text:style-name="Text_20_body"/>
      <text:p text:style-name="Text_20_body">Example R1</text:p>
      <text:p text:style-name="Text_20_body"/>
      <text:section text:style-name="Sect1" text:name="Section8">
        <text:p text:style-name="P1"><text:bookmark text:name="code-block-viewer Copy 7"/>interface s0/0/0</text:p>
        <text:p text:style-name="Preformatted_20_Text">ip address 10.10.10.1 255.255.255.252</text:p>
        <text:p text:style-name="Preformatted_20_Text">clock rate 64000</text:p>
        <text:p text:style-name="Preformatted_20_Text">no shutdown</text:p>
      </text:section>
      <text:section text:style-name="Sect1" text:name="Section9">
        <text:p text:style-name="P1"><text:bookmark text:name="code-block-viewer Copy 8"/>interface s0/0/1</text:p>
        <text:p text:style-name="Preformatted_20_Text">ip address 10.10.10.9 255.255.255.252</text:p>
        <text:p text:style-name="Preformatted_20_Text">clock rate 64000</text:p>
        <text:p text:style-name="Preformatted_20_Text">no shutdown</text:p>
      </text:section>
      <text:h text:style-name="Heading_20_1" text:outline-level="1"><text:soft-page-break/>7. OSPF Routing (All Routers)</text:h>
      <text:p text:style-name="Text_20_body"/>
      <text:section text:style-name="Sect1" text:name="Section10">
        <text:p text:style-name="P1"><text:bookmark text:name="code-block-viewer Copy 9"/>router ospf 1</text:p>
        <text:p text:style-name="Preformatted_20_Text">network 10.10.10.0 0.0.0.15 area 0</text:p>
        <text:p text:style-name="Preformatted_20_Text">network 192.168.0.0 0.0.255.255 area 0</text:p>
      </text:section>
      <text:h text:style-name="Heading_20_1" text:outline-level="1">8. DHCP Configuration (Example R1)</text:h>
      <text:p text:style-name="Text_20_body"/>
      <text:p text:style-name="Text_20_body">Exclude router IP</text:p>
      <text:p text:style-name="Text_20_body"/>
      <text:section text:style-name="Sect1" text:name="Section11">
        <text:p text:style-name="P1"><text:bookmark text:name="code-block-viewer Copy 10"/>ip dhcp excluded-address 192.168.80.1</text:p>
        <text:p text:style-name="Preformatted_20_Text">ip dhcp excluded-address 192.168.70.1</text:p>
        <text:p text:style-name="Preformatted_20_Text">ip dhcp excluded-address 192.168.60.1</text:p>
      </text:section>
      <text:p text:style-name="Text_20_body"/>
      <text:p text:style-name="Text_20_body">Reception DHCP</text:p>
      <text:p text:style-name="Text_20_body"/>
      <text:section text:style-name="Sect1" text:name="Section12">
        <text:p text:style-name="P1"><text:bookmark text:name="code-block-viewer Copy 11"/>ip dhcp pool RECEPTION</text:p>
        <text:p text:style-name="Preformatted_20_Text">network 192.168.80.0 255.255.255.0</text:p>
        <text:p text:style-name="Preformatted_20_Text">default-router 192.168.80.1</text:p>
        <text:p text:style-name="Preformatted_20_Text">dns-server 8.8.8.8</text:p>
      </text:section>
      <text:p text:style-name="Text_20_body"/>
      <text:p text:style-name="Text_20_body">Store DHCP</text:p>
      <text:p text:style-name="Text_20_body"/>
      <text:section text:style-name="Sect1" text:name="Section13">
        <text:p text:style-name="P1"><text:bookmark text:name="code-block-viewer Copy 12"/>ip dhcp pool STORE</text:p>
        <text:p text:style-name="Preformatted_20_Text">network 192.168.70.0 255.255.255.0</text:p>
        <text:p text:style-name="Preformatted_20_Text">default-router 192.168.70.1</text:p>
        <text:p text:style-name="Preformatted_20_Text">dns-server 8.8.8.8</text:p>
      </text:section>
      <text:p text:style-name="Text_20_body"/>
      <text:p text:style-name="Text_20_body">Logistics DHCP</text:p>
      <text:p text:style-name="Text_20_body"/>
      <text:section text:style-name="Sect1" text:name="Section14">
        <text:p text:style-name="P1"><text:bookmark text:name="code-block-viewer Copy 13"/>ip dhcp pool LOGISTICS</text:p>
        <text:p text:style-name="Preformatted_20_Text">network 192.168.60.0 255.255.255.0</text:p>
        <text:p text:style-name="Preformatted_20_Text">default-router 192.168.60.1</text:p>
        <text:p text:style-name="Preformatted_20_Text">dns-server 8.8.8.8</text:p>
      </text:section>
      <text:h text:style-name="Heading_20_1" text:outline-level="1">9. SSH Configuration (All Routers)</text:h>
      <text:p text:style-name="Text_20_body"/>
      <text:section text:style-name="Sect1" text:name="Section15">
        <text:p text:style-name="P1"><text:bookmark text:name="code-block-viewer Copy 14"/>hostname R1</text:p>
        <text:p text:style-name="Preformatted_20_Text">ip domain-name hotel.com</text:p>
        <text:p text:style-name="Preformatted_20_Text">crypto key generate rsa</text:p>
        <text:p text:style-name="Preformatted_20_Text">1024</text:p>
      </text:section>
      <text:section text:style-name="Sect1" text:name="Section16">
        <text:p text:style-name="P1"><text:bookmark text:name="code-block-viewer Copy 15"/>username admin secret cisco</text:p>
      </text:section>
      <text:section text:style-name="Sect1" text:name="Section17">
        <text:p text:style-name="P1"><text:bookmark text:name="code-block-viewer Copy 16"/>line vty 0 4</text:p>
        <text:p text:style-name="Preformatted_20_Text">login local</text:p>
        <text:p text:style-name="Preformatted_20_Text"><text:soft-page-break/>transport input ssh</text:p>
      </text:section>
      <text:section text:style-name="Sect1" text:name="Section18">
        <text:p text:style-name="P1"><text:bookmark text:name="code-block-viewer Copy 17"/>ip ssh version 2</text:p>
      </text:section>
      <text:p text:style-name="Horizontal_20_Line"/>
      <text:h text:style-name="Heading_20_1" text:outline-level="1">10. Port Security (Important Part)</text:h>
      <text:p text:style-name="Text_20_body">Switch in IT department.</text:p>
      <text:p text:style-name="Text_20_body">Test PC connected to <text:span text:style-name="Strong_20_Emphasis">Fa0/1</text:span></text:p>
      <text:p text:style-name="Text_20_body"><text:span text:style-name="Strong_20_Emphasis"/></text:p>
      <text:section text:style-name="Sect1" text:name="Section19">
        <text:p text:style-name="P1"><text:bookmark text:name="code-block-viewer Copy 18"/>interface fa0/1</text:p>
        <text:p text:style-name="Preformatted_20_Text">switchport mode access</text:p>
        <text:p text:style-name="Preformatted_20_Text">switchport port-security</text:p>
        <text:p text:style-name="Preformatted_20_Text">switchport port-security maximum 1</text:p>
        <text:p text:style-name="Preformatted_20_Text">switchport port-security mac-address sticky</text:p>
        <text:p text:style-name="Preformatted_20_Text">switchport port-security violation shutdown</text:p>
      </text:section>
      <text:p text:style-name="Horizontal_20_Line"/>
      <text:h text:style-name="Heading_20_1" text:outline-level="1">11. Test PC Setup</text:h>
      <text:p text:style-name="Text_20_body">Test PC connected to:</text:p>
      <text:p text:style-name="Text_20_body"/>
      <text:section text:style-name="Sect1" text:name="Section20">
        <text:p text:style-name="P1"><text:bookmark text:name="code-block-viewer Copy 19"/>Switch IT</text:p>
        <text:p text:style-name="Preformatted_20_Text">Fa0/1</text:p>
      </text:section>
      <text:p text:style-name="Text_20_body"/>
      <text:p text:style-name="Text_20_body">Use this PC to test SSH</text:p>
      <text:p text:style-name="Text_20_body">Example command:</text:p>
      <text:p text:style-name="Text_20_body"/>
      <text:section text:style-name="Sect1" text:name="Section21">
        <text:p text:style-name="P1"><text:bookmark text:name="code-block-viewer Copy 20"/>ssh -l admin 192.168.1.1</text:p>
      </text:section>
      <text:h text:style-name="Heading_20_1" text:outline-level="1">12. Wireless Network</text:h>
      <text:p text:style-name="Text_20_body">Connect <text:span text:style-name="Strong_20_Emphasis">Access Point to Switch</text:span></text:p>
      <text:p text:style-name="Text_20_body">Configure:</text:p>
      <text:p text:style-name="Text_20_body">SSID:</text:p>
      <text:section text:style-name="Sect1" text:name="Section22">
        <text:p text:style-name="P1"><text:bookmark text:name="code-block-viewer Copy 21"/>HotelWiFi_Floor1</text:p>
        <text:p text:style-name="Preformatted_20_Text">HotelWiFi_Floor2</text:p>
        <text:p text:style-name="Preformatted_20_Text">HotelWiFi_Floor3</text:p>
      </text:section>
      <text:p text:style-name="Text_20_body"/>
      <text:p text:style-name="Text_20_body">Use <text:span text:style-name="Strong_20_Emphasis">WPA2 password</text:span></text:p>
      <text:p text:style-name="Text_20_body">Connect:</text:p>
      <text:list text:style-name="L2">
        <text:list-item>
          <text:p text:style-name="P3">Laptops</text:p>
        </text:list-item>
        <text:list-item>
          <text:p text:style-name="P3">Phones</text:p>
        </text:list-item>
      </text:list>
      <text:p text:style-name="Text_20_body"><text:soft-page-break/>They will receive <text:span text:style-name="Strong_20_Emphasis">DHCP IP automatically</text:span></text:p>
      <text:h text:style-name="Heading_20_1" text:outline-level="1">13. Printer Setup</text:h>
      <text:p text:style-name="Text_20_body"/>
      <text:p text:style-name="Text_20_body">Each department:</text:p>
      <text:section text:style-name="Sect1" text:name="Section23">
        <text:p text:style-name="P1"><text:bookmark text:name="code-block-viewer Copy 22"/>1 printer</text:p>
      </text:section>
      <text:p text:style-name="Text_20_body">Example:</text:p>
      <text:section text:style-name="Sect1" text:name="Section24">
        <text:p text:style-name="P1"><text:bookmark text:name="code-block-viewer Copy 23"/>Reception Printer</text:p>
        <text:p text:style-name="Preformatted_20_Text">IP: DHCP</text:p>
        <text:p text:style-name="Preformatted_20_Text">VLAN 80</text:p>
      </text:section>
      <text:p text:style-name="Horizontal_20_Line"/>
      <text:h text:style-name="Heading_20_1" text:outline-level="1">14. Testing</text:h>
      <text:p text:style-name="Text_20_body">Verify:</text:p>
      <text:h text:style-name="Heading_20_3" text:outline-level="3">DHCP</text:h>
      <text:section text:style-name="Sect1" text:name="Section25">
        <text:p text:style-name="P1"><text:bookmark text:name="code-block-viewer Copy 24"/>ipconfig</text:p>
      </text:section>
      <text:h text:style-name="Heading_20_3" text:outline-level="3">OSPF</text:h>
      <text:section text:style-name="Sect1" text:name="Section26">
        <text:p text:style-name="P1"><text:bookmark text:name="code-block-viewer Copy 25"/>show ip route</text:p>
      </text:section>
      <text:h text:style-name="Heading_20_3" text:outline-level="3">Router connectivity</text:h>
      <text:section text:style-name="Sect1" text:name="Section27">
        <text:p text:style-name="P1"><text:bookmark text:name="code-block-viewer Copy 26"/>ping 192.168.3.10</text:p>
      </text:section>
      <text:h text:style-name="Heading_20_3" text:outline-level="3">SSH</text:h>
      <text:section text:style-name="Sect1" text:name="Section28">
        <text:p text:style-name="P1"><text:bookmark text:name="code-block-viewer Copy 27"/>ssh -l admin 192.168.1.1</text:p>
      </text:section>
      <text:h text:style-name="Heading_20_1" text:outline-level="1"/>
      <text:h text:style-name="Heading_20_1" text:outline-level="1">15. Final Expected Result</text:h>
      <text:p text:style-name="Text_20_body">✔ VLAN segmentation<text:line-break/>✔ Inter-VLAN routing<text:line-break/>✔ OSPF routing<text:line-break/>✔ DHCP automatic IP assignment<text:line-break/>✔ Wireless access<text:line-break/>✔ SSH remote management<text:line-break/>✔ Port security protection<text:line-break/>✔ All floors communicat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2:52:08.391298278</meta:creation-date>
    <dc:date>2026-03-17T12:58:25.121953106</dc:date>
    <meta:editing-duration>PT6M18S</meta:editing-duration>
    <meta:editing-cycles>1</meta:editing-cycles>
    <meta:document-statistic meta:table-count="6" meta:image-count="0" meta:object-count="0" meta:page-count="6" meta:paragraph-count="209" meta:word-count="552" meta:character-count="3658" meta:non-whitespace-character-count="3298"/>
    <meta:generator>LibreOffice/24.2.7.2$Linux_X86_64 LibreOffice_project/420$Build-2</meta:generator>
  </office:meta>
</office:document-meta>
</file>